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weight="normal" style:font-weight-asian="normal" style:font-name-complex="Arial1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style:font-name-complex="Arial1"/>
    </style:style>
    <style:style style:name="P6" style:family="paragraph" style:parent-style-name="Standard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style:font-name="Arial" fo:font-size="16pt" fo:font-weight="bold" style:font-size-asian="16pt" style:font-weight-asian="bold" style:font-name-complex="Arial1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1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4.<text:tab/>Requisitos funcionais</text:p>
      <text:p text:style-name="P2"><text:tab/>Este capítulo tem como função descrever detalhadamente os requisitos funcionais para o pleno funcionamento do sistema. Cada requisito nomeado estará acompanhado de uma breve descrição e justificativa. Para um melhor detalhamento de cada requisito funcional, por favor, consulte o Diagrama de Casos de Uso no capítulo 7.</text:p>
      <text:p text:style-name="P2"/>
      <text:p text:style-name="P3">4.1. Cadastro e login de usuário em vários níveis de segurança</text:p>
      <text:p text:style-name="P3"/>
      <text:p text:style-name="P1"><text:span text:style-name="T2"><text:tab/></text:span><text:span text:style-name="T1">O sistema é capaz de cadastrar e realizar o login de usuários em níveis distintos de segurança. Usuários em níveis superiores tem acesso a mais funções que usuários em níveis inferiores.</text:span><text:span text:style-name="T2"> </text:span><text:span text:style-name="T1"><text:s/>Na ordem de cadastro o sistema irá requerir como dados um nome único de usuário (nomes repetidos não serão aceitos), uma senha secreta e o tipo do nível de segurança de acesso.O níveis de segurança são assim descritos.</text:span></text:p>
      <text:p text:style-name="P2"/>
      <text:p text:style-name="P3">4.1.1.<text:tab/>Super administrador</text:p>
      <text:p text:style-name="P3"><text:tab/></text:p>
      <text:p text:style-name="P1"><text:span text:style-name="T2"><text:tab/></text:span><text:span text:style-name="T1">Um usuário com permissões de super administrador tem total controle do sistema, é de maior grau na hierarquia de usuários do sistema. Tem acesso as funções: cadastro de novos usuários, fornecedores e produtos; consulta de usuários, fornecedores e produtos; vendas PEPS, vendas UEPS e relatório de método média ponderada.</text:span></text:p>
      <text:p text:style-name="P4"/>
      <text:p text:style-name="P3">4.1.2.<text:tab/>Administrador</text:p>
      <text:p text:style-name="P5"/>
      <text:p text:style-name="P1"><text:span text:style-name="T2"><text:tab/></text:span><text:span text:style-name="T1">Um usuário com permissões de administrador tem segundo grau na hierarquia de controle do sistema. Tem acesso as funções: cadastro de novos fornecedores e produtos; consulta de usuários, fornecedores e produtos; vendas PEPS, vendas UEPS e relatório de método média ponderada.</text:span></text:p>
      <text:p text:style-name="P4"/>
      <text:p text:style-name="P3">4.1.2.1<text:tab/>Restrições do Administrador</text:p>
      <text:p text:style-name="P4"/>
      <text:p text:style-name="P2"><text:tab/>Um usuário administrador não terá acesso as funções: cadastrar novos usuários no sistema de estoque.</text:p>
      <text:p text:style-name="P4"/>
      <text:p text:style-name="P3">4.1.3.<text:tab/>Usuário Básico</text:p>
      <text:p text:style-name="P5"/>
      <text:p text:style-name="P1"><text:span text:style-name="T2"><text:tab/></text:span><text:span text:style-name="T1">Um usuário com permissões básicas tem terceiro e menor grau na hierarquia de controle do sistema. Tem acesso as funções: consulta de usuários, fornecedores e produtos; vendas PEPS, vendas UEPS e relatório de método média ponderada.</text:span></text:p>
      <text:p text:style-name="P4"/>
      <text:p text:style-name="P3"/>
      <text:p text:style-name="P3"/>
      <text:p text:style-name="P3"/>
      <text:p text:style-name="P3"><text:soft-page-break/>4.1.3.1<text:tab/>Restrições do Usuário Básico</text:p>
      <text:p text:style-name="P5"/>
      <text:p text:style-name="P1"><text:span text:style-name="T2"><text:tab/></text:span><text:span text:style-name="T1">Um usuário com permissões básicas não terá acesso as funções: cadastro de novos usuarios, produtos e fornecedores.</text:span></text:p>
      <text:p text:style-name="P4"/>
      <text:p text:style-name="P3">4.2.<text:tab/>Cadastro de fornecedores</text:p>
      <text:p text:style-name="P5"/>
      <text:p text:style-name="P1"><text:span text:style-name="T2"><text:tab/></text:span><text:span text:style-name="T1">O sistema é capaz de cadastrar fornecedores e manter seus dados em entrada única. O cadastro de fornecedores só será feito pelos usuários de tipo super administrador e administrador. Os dados requeridos para efetuação do cadastro são os seguintes: razão social, nome fantasia, CNPJ; incrição estadual e municipal; DDD + telefone para contato; CEP, endereço, número, complemento, bairro, cidade e estado (UF).</text:span></text:p>
      <text:p text:style-name="P2"><text:tab/>Os fornecedores não terão algum tipo de interação com o sistema.</text:p>
      <text:p text:style-name="P4"/>
      <text:p text:style-name="P1"><text:span text:style-name="T2">4.3.</text:span><text:span text:style-name="T1"><text:tab/></text:span><text:span text:style-name="T2">Cadastro de Produtos</text:span></text:p>
      <text:p text:style-name="P4"/>
      <text:p text:style-name="P2"><text:tab/>O sistema é capaz de cadastras produtos e manter seus dados. O cadastro de produtos só será feito pelos usuários do tipo super administrador e administrador. Os dados requeridos para efetuação do cadastro são os seguintes: identificação (nome); preço unitário e total; quantidade, data de compra, frete e ICMS; dados do forncedor do produto.</text:p>
      <text:p text:style-name="P4"/>
      <text:p text:style-name="P3">4.4.<text:tab/>Consulta de usuários</text:p>
      <text:p text:style-name="P4"/>
      <text:p text:style-name="P2"><text:tab/>O sistema tem a função de um usuário logado realizar a consulta dos dados de outros usuários. Esta função está disponível a todos usuários do sistema independentemente do nível de hierarquia. Os dados exibidos são porém, restritos a certos tipos. Para super administradores, dados de usuário e senha são exibidos. Para administradores e usuarios básicos, apenas dados de nome de usuarios já cadastrados estarão disponíveis.</text:p>
      <text:p text:style-name="P4"/>
      <text:p text:style-name="P1"><text:span text:style-name="T2">4.5.</text:span><text:span text:style-name="T1"><text:tab/></text:span><text:span text:style-name="T2">Consulta de fornecedores</text:span></text:p>
      <text:p text:style-name="P5"/>
      <text:p text:style-name="P2"><text:tab/>O sistema tem a função de um usuário logado realizar a consulta de dados de fornecedores cadastrados no sistema. Esta função esta disponível a todos os usuários do sistema.</text:p>
      <text:p text:style-name="P4"/>
      <text:p text:style-name="P1"><text:span text:style-name="T2">4.6.</text:span><text:span text:style-name="T1"><text:tab/></text:span><text:span text:style-name="T2">Consulta de produtos</text:span></text:p>
      <text:p text:style-name="P5"/>
      <text:p text:style-name="P2"><text:tab/>O sistema tem a função de um usuário realizar a consulta de dados de produtos cadastrados no sistema. Esta função esta disponível a todos os usuários do sistema.</text:p>
      <text:p text:style-name="P5"/>
      <text:p text:style-name="P3">4.7.<text:tab/>Vendas PEPS</text:p>
      <text:p text:style-name="P5"/>
      <text:p text:style-name="P1"><text:span text:style-name="T2"><text:tab/></text:span><text:span text:style-name="T1">O sistem oferece aos usuários logados a função de vendas no modelo PEPS (</text:span><text:span text:style-name="T3">primeiro entrar - primeiro a sair</text:span><text:span text:style-name="T1">). Esta função esta disponível a todos </text:span><text:soft-page-break/><text:span text:style-name="T1">usuários previamente cadastrados e logados no sistema. A função toma como base os dados de produtos (identificação, preço unitário), data de venda, quantidade, fretee <text:s/>ICMS para devidas rotinas.</text:span></text:p>
      <text:p text:style-name="P4"/>
      <text:p text:style-name="P3">4.7.<text:tab/>Vendas UEPS</text:p>
      <text:p text:style-name="P5"/>
      <text:p text:style-name="P1"><text:span text:style-name="T2"><text:tab/></text:span><text:span text:style-name="T1">O sistem oferece aos usuários logados a função de vendas no modelo PEPS (último a entrar</text:span><text:span text:style-name="T3"> - primeiro a sair</text:span><text:span text:style-name="T1">). </text:span><text:bookmark text:name="__DdeLink__64_642566374"/><text:span text:style-name="T1">Esta função esta disponível a todos usuários previamente cadastrados e logados no sistema. A função toma como base os dados de produtos (identificação, preço unitário), data de venda, quantidade, fretee <text:s/>ICMS para devidas rotinas.</text:span></text:p>
      <text:p text:style-name="P4"/>
      <text:p text:style-name="P1"><text:span text:style-name="T2">4.8.</text:span><text:span text:style-name="T1"><text:tab/></text:span><text:span text:style-name="T2">Relatório Média Ponderada</text:span></text:p>
      <text:p text:style-name="P5"/>
      <text:p text:style-name="P2"><text:tab/>O sistema oferece aos usuários logados a função de gerar um relatório com base no modelo de média ponderada. Esta função esta disponível a todos usuários previamente cadastrados e logados no sistema. A função toma como base os dados de produtos (identificação, preço unitário), data de venda, quantidade, fretee <text:s/>ICMS para devidas rotinas.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23:09:00</meta:creation-date>
    <meta:initial-creator>Giovanni Armane</meta:initial-creator>
    <dc:language>pt-BR</dc:language>
    <dc:date>2015-11-30T18:39:22.524028508</dc:date>
    <meta:editing-cycles>12</meta:editing-cycles>
    <meta:editing-duration>PT1H29M41S</meta:editing-duration>
    <meta:generator>LibreOffice/5.0.3.2$Linux_X86_64 LibreOffice_project/00m0$Build-2</meta:generator>
    <meta:document-statistic meta:table-count="0" meta:image-count="0" meta:object-count="0" meta:page-count="3" meta:paragraph-count="32" meta:word-count="744" meta:character-count="4786" meta:non-whitespace-character-count="40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